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09:</text:p>
      <text:p text:style-name="Standard"/>
      <text:p text:style-name="Standard">Task 1:</text:p>
      <text:p text:style-name="Standard">As seen in fig 1 on page 2 the simulated values (black solid line) for &lt;R^2&gt; lie really nice on the theoretical values (red dotted line). For an error of &lt;= 1%, there are around 10'000 runs needed, as can seen on fig 2 on page 3.</text:p>
      <text:p text:style-name="Standard"/>
      <text:p text:style-name="Standard"/>
      <text:p text:style-name="Standard">Task 2:</text:p>
      <text:p text:style-name="Standard">in fig 3 on page 4 we can clearly see, that more distance is covered compared to the regular random walk. This is not much of a surprise, since the constraint of the non overlapping spheres leads to a bigger probabilitz of forward directions being chosen compared to going backwards, where the forbidden zone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1-29T04:42:15.44</meta:creation-date>
    <meta:document-statistic meta:table-count="0" meta:image-count="0" meta:object-count="0" meta:page-count="1" meta:paragraph-count="5" meta:word-count="107" meta:character-count="560"/>
    <dc:date>2011-11-29T05:08:59.50</dc:date>
    <dc:creator>Rafael Küng</dc:creator>
    <meta:editing-duration>PT11M33S</meta:editing-duration>
    <meta:editing-cycles>1</meta:editing-cycles>
    <meta:generator>LibreOffice/3.3$Win32 LibreOffice_project/330m19$Build-202</meta:generator>
  </office:meta>
</office:document-meta>
</file>